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c0d71" officeooo:paragraph-rsid="001c0d71"/>
    </style:style>
    <style:style style:name="P2" style:family="paragraph" style:parent-style-name="Standard">
      <style:text-properties fo:font-weight="bold" officeooo:rsid="001c0d71" officeooo:paragraph-rsid="001c0d71" style:font-weight-asian="bold" style:font-weight-complex="bold"/>
    </style:style>
    <style:style style:name="P3" style:family="paragraph" style:parent-style-name="Standard">
      <style:text-properties fo:font-weight="bold" officeooo:rsid="001dc551" officeooo:paragraph-rsid="001dc551" style:font-weight-asian="bold" style:font-weight-complex="bold"/>
    </style:style>
    <style:style style:name="P4" style:family="paragraph" style:parent-style-name="Standard">
      <style:text-properties fo:font-weight="bold" officeooo:rsid="0021e3c7" officeooo:paragraph-rsid="0021e3c7" style:font-weight-asian="bold" style:font-weight-complex="bold"/>
    </style:style>
    <style:style style:name="P5" style:family="paragraph" style:parent-style-name="Standard">
      <style:text-properties fo:font-weight="normal" officeooo:rsid="001c0d71" officeooo:paragraph-rsid="001c0d71" style:font-weight-asian="normal" style:font-weight-complex="normal"/>
    </style:style>
    <style:style style:name="P6" style:family="paragraph" style:parent-style-name="Standard">
      <style:text-properties fo:font-weight="normal" officeooo:rsid="001c0dce" officeooo:paragraph-rsid="001c0dce" style:font-weight-asian="normal" style:font-weight-complex="normal"/>
    </style:style>
    <style:style style:name="P7" style:family="paragraph" style:parent-style-name="Standard">
      <style:text-properties fo:font-weight="normal" officeooo:rsid="0021e3c7" officeooo:paragraph-rsid="0021e3c7" style:font-weight-asian="normal" style:font-weight-complex="normal"/>
    </style:style>
    <style:style style:name="P8" style:family="paragraph" style:parent-style-name="Standard">
      <style:text-properties style:text-position="0% 100%" fo:font-weight="bold" officeooo:rsid="001c0dce" officeooo:paragraph-rsid="001c0dce" style:font-weight-asian="bold" style:font-weight-complex="bold"/>
    </style:style>
    <style:style style:name="P9" style:family="paragraph" style:parent-style-name="Standard">
      <style:text-properties style:text-position="0% 100%" fo:font-weight="bold" officeooo:rsid="001dc551" officeooo:paragraph-rsid="001dc551" style:font-weight-asian="bold" style:font-weight-complex="bold"/>
    </style:style>
    <style:style style:name="P10" style:family="paragraph" style:parent-style-name="Standard">
      <style:text-properties fo:font-weight="bold" officeooo:rsid="001c0d71" officeooo:paragraph-rsid="001dc551" style:font-weight-asian="bold" style:font-weight-complex="bold"/>
    </style:style>
    <style:style style:name="T1" style:family="text">
      <style:text-properties officeooo:rsid="001c0dce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gnetomotorické napětí</text:p>
      <text:p text:style-name="P1">V přímém vodiči<draw:frame draw:style-name="fr2" draw:name="Objekt1" text:anchor-type="as-char" svg:y="-3.77mm" svg:width="12.51mm" svg:height="5.31m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V <text:span text:style-name="T1">toroidu/solenoidu</text:span><draw:frame draw:style-name="fr2" draw:name="Objekt2" text:anchor-type="as-char" svg:y="-2.89mm" svg:width="17.71mm" svg:height="4.53m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2" draw:name="Objekt3" text:anchor-type="as-char" svg:y="-3.77mm" svg:width="25.24mm" svg:height="5.31m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2">Intenzita magnetického pole</text:p>
      <text:p text:style-name="P5">V přímém vodiči<draw:frame draw:style-name="fr2" draw:name="Objekt4" text:anchor-type="as-char" svg:y="-6.19mm" svg:width="19.79mm" svg:height="9.98m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>V toroidu/solenoidu <draw:frame draw:style-name="fr2" draw:name="Objekt5" text:anchor-type="as-char" svg:y="-6.83mm" svg:width="15.05mm" svg:height="10.62m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6"><draw:frame draw:style-name="fr2" draw:name="Objekt6" text:anchor-type="as-char" svg:y="-6.19mm" svg:width="16.19mm" svg:height="9.98m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4">Magnetická intenzita</text:p>
      <text:p text:style-name="P4"><text:span text:style-name="T2">V přímém vodiči</text:span><draw:frame draw:style-name="fr2" draw:name="Object1" text:anchor-type="as-char" svg:y="-7.14mm" svg:width="16.56mm" svg:height="11.17mm" draw:z-index="9"><draw:object xlink:href="./Object 22" xlink:type="simple" xlink:show="embed" xlink:actuate="onLoad"/><draw:image xlink:href="./ObjectReplacements/Object 22" xlink:type="simple" xlink:show="embed" xlink:actuate="onLoad"/></draw:frame></text:p>
      <text:p text:style-name="P7">V toroidu/solenoidu<draw:frame draw:style-name="fr2" draw:name="Object2" text:anchor-type="as-char" svg:y="-6.44mm" svg:width="21.18mm" svg:height="10.46mm" draw:z-index="21"><draw:object xlink:href="./Object 23" xlink:type="simple" xlink:show="embed" xlink:actuate="onLoad"/><draw:image xlink:href="./ObjectReplacements/Object 23" xlink:type="simple" xlink:show="embed" xlink:actuate="onLoad"/></draw:frame></text:p>
      <text:p text:style-name="P7"><draw:frame draw:style-name="fr2" draw:name="Object3" text:anchor-type="as-char" svg:y="-4.46mm" svg:width="25.1mm" svg:height="5.5mm" draw:z-index="22"><draw:object xlink:href="./Object 24" xlink:type="simple" xlink:show="embed" xlink:actuate="onLoad"/><draw:image xlink:href="./ObjectReplacements/Object 24" xlink:type="simple" xlink:show="embed" xlink:actuate="onLoad"/></draw:frame></text:p>
      <text:p text:style-name="P8">Magnetická indukce</text:p>
      <text:p text:style-name="P8"><draw:frame draw:style-name="fr2" draw:name="Objekt7" text:anchor-type="as-char" svg:y="-3.77mm" svg:width="15.96mm" svg:height="4.83m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8"><draw:frame draw:style-name="fr2" draw:name="Objekt8" text:anchor-type="as-char" svg:y="-3.77mm" svg:width="20.07mm" svg:height="4.82m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8">Permeabilita</text:p>
      <text:p text:style-name="P8"><draw:frame draw:style-name="fr2" draw:name="Objekt10" text:anchor-type="as-char" svg:y="-2.12mm" svg:width="17.32mm" svg:height="3.65mm" draw:z-index="23"><draw:object xlink:href="./Object 10" xlink:type="simple" xlink:show="embed" xlink:actuate="onLoad"/><draw:image xlink:href="./ObjectReplacements/Object 10" xlink:type="simple" xlink:show="embed" xlink:actuate="onLoad"/></draw:frame></text:p>
      <text:p text:style-name="P8"><draw:frame draw:style-name="fr2" draw:name="Objekt9" text:anchor-type="as-char" svg:y="-4.37mm" svg:width="22.74mm" svg:height="5.91m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9"><draw:frame draw:style-name="fr2" draw:name="Objekt11" text:anchor-type="as-char" svg:y="-3.77mm" svg:width="21.87mm" svg:height="4.83m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9">Magetický tok</text:p>
      <text:p text:style-name="P9"><draw:frame draw:style-name="fr2" draw:name="Objekt12" text:anchor-type="as-char" svg:y="-3.77mm" svg:width="14.61mm" svg:height="4.83m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"><draw:frame draw:style-name="fr2" draw:name="Objekt13" text:anchor-type="as-char" svg:y="-3.77mm" svg:width="21.64mm" svg:height="4.83m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3">Magnetický odpor</text:p>
      <text:p text:style-name="P3"><draw:frame draw:style-name="fr2" draw:name="Objekt14" text:anchor-type="as-char" svg:y="-6.83mm" svg:width="16.6mm" svg:height="9.97m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3"><draw:frame draw:style-name="fr2" draw:name="Objekt15" text:anchor-type="as-char" svg:y="-6.19mm" svg:width="18.31mm" svg:height="9.98m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3"><draw:frame draw:style-name="fr2" draw:name="Objekt16" text:anchor-type="as-char" svg:y="-4.37mm" svg:width="27.45mm" svg:height="5.91m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3">Magnetická vodivost</text:p>
      <text:p text:style-name="P3"><draw:frame draw:style-name="fr2" draw:name="Objekt17" text:anchor-type="as-char" svg:y="-5.56mm" svg:width="14.94mm" svg:height="9.97m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3"><draw:frame draw:style-name="fr2" draw:name="Objekt18" text:anchor-type="as-char" svg:y="-4.67mm" svg:width="12.01mm" svg:height="8.47m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3"><draw:frame draw:style-name="fr2" draw:name="Objekt19" text:anchor-type="as-char" svg:y="-3.77mm" svg:width="22.6mm" svg:height="4.82m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3">Ampérův zákon</text:p>
      <text:p text:style-name="P3"><draw:frame draw:style-name="fr2" draw:name="Objekt20" text:anchor-type="as-char" svg:y="-3.77mm" svg:width="17.53mm" svg:height="4.67m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3"><draw:frame draw:style-name="fr2" draw:name="Objekt21" text:anchor-type="as-char" svg:y="-3.77mm" svg:width="24.62mm" svg:height="4.82m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4">Hopkinsonův zákon</text:p>
      <text:p text:style-name="P7"><draw:frame draw:style-name="fr2" draw:name="Object4" text:anchor-type="as-char" svg:y="-3.93mm" svg:width="20.39mm" svg:height="4.99m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7"><draw:frame draw:style-name="fr2" draw:name="Object5" text:anchor-type="as-char" svg:y="-3.93mm" svg:width="21.54mm" svg:height="5.63mm" draw:z-index="25"><draw:object xlink:href="./Object 26" xlink:type="simple" xlink:show="embed" xlink:actuate="onLoad"/><draw:image xlink:href="./ObjectReplacements/Object 26" xlink:type="simple" xlink:show="embed" xlink:actuate="onLoad"/></draw:frame><draw:frame draw:style-name="fr1" draw:name="Object6" text:anchor-type="as-char" svg:y="-6.44mm" svg:width="22.93mm" svg:height="10.46m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cs" fo:country="CZ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5T21:29:32.027047388</meta:creation-date>
    <dc:date>2021-11-06T12:22:25.830392674</dc:date>
    <meta:editing-duration>PT17M2S</meta:editing-duration>
    <meta:editing-cycles>5</meta:editing-cycles>
    <meta:generator>LibreOffice/7.2.2.2$Linux_X86_64 LibreOffice_project/20$Build-2</meta:generator>
    <meta:document-statistic meta:table-count="0" meta:image-count="0" meta:object-count="27" meta:page-count="1" meta:paragraph-count="36" meta:word-count="35" meta:character-count="281" meta:non-whitespace-character-count="261"/>
  </office:meta>
</office:document-meta>
</file>

<file path=Object 1/content.xml><?xml version="1.0" encoding="utf-8"?>
<math xmlns="http://www.w3.org/1998/Math/MathML" display="block">
  <semantics>
    <mrow>
      <msub>
        <mi>F</mi>
        <mi>m</mi>
      </msub>
      <mo stretchy="false">=</mo>
      <mi>I</mi>
    </mrow>
    <annotation encoding="StarMath 5.0">	F_{m}=I</annotation>
  </semantics>
</math>
</file>

<file path=Object 10/content.xml><?xml version="1.0" encoding="utf-8"?>
<math xmlns="http://www.w3.org/1998/Math/MathML" display="block">
  <semantics>
    <mrow>
      <mi>μ</mi>
      <mo stretchy="false">=</mo>
      <mrow>
        <msub>
          <mi>μ</mi>
          <mn>0</mn>
        </msub>
        <mo stretchy="false">⋅</mo>
        <msub>
          <mi>μ</mi>
          <mi>p</mi>
        </msub>
      </mrow>
    </mrow>
    <annotation encoding="StarMath 5.0">%imu=%imu_{ 0 } cdot %imu_{ p }</annotation>
  </semantics>
</math>
</file>

<file path=Object 11/content.xml><?xml version="1.0" encoding="utf-8"?>
<math xmlns="http://www.w3.org/1998/Math/MathML" display="block">
  <semantics>
    <mrow>
      <mrow>
        <mo fence="true" form="prefix" stretchy="false">[</mo>
        <mrow>
          <mi>μ</mi>
        </mrow>
        <mo fence="true" form="postfix" stretchy="false">]</mo>
      </mrow>
      <mo stretchy="false">=</mo>
      <mi mathvariant="italic">Henry</mi>
    </mrow>
    <annotation encoding="StarMath 5.0">[ %imu ]= Henry</annotation>
  </semantics>
</math>
</file>

<file path=Object 12/content.xml><?xml version="1.0" encoding="utf-8"?>
<math xmlns="http://www.w3.org/1998/Math/MathML" display="block">
  <semantics>
    <mrow>
      <mi>ϕ</mi>
      <mo stretchy="false">=</mo>
      <mrow>
        <mi>B</mi>
        <mo stretchy="false">⋅</mo>
        <mi>S</mi>
      </mrow>
    </mrow>
    <annotation encoding="StarMath 5.0">%iphi=B cdot S</annotation>
  </semantics>
</math>
</file>

<file path=Object 13/content.xml><?xml version="1.0" encoding="utf-8"?>
<math xmlns="http://www.w3.org/1998/Math/MathML" display="block">
  <semantics>
    <mrow>
      <mrow>
        <mo fence="true" form="prefix" stretchy="false">[</mo>
        <mrow>
          <mi>ϕ</mi>
        </mrow>
        <mo fence="true" form="postfix" stretchy="false">]</mo>
      </mrow>
      <mo stretchy="false">=</mo>
      <mi mathvariant="italic">Weber</mi>
    </mrow>
    <annotation encoding="StarMath 5.0">[ %iphi ]=Weber</annotation>
  </semantics>
</math>
</file>

<file path=Object 14/content.xml><?xml version="1.0" encoding="utf-8"?>
<math xmlns="http://www.w3.org/1998/Math/MathML" display="block">
  <semantics>
    <mrow>
      <msub>
        <mi>R</mi>
        <mi>m</mi>
      </msub>
      <mo stretchy="false">=</mo>
      <mfrac>
        <msub>
          <mi>U</mi>
          <mi>m</mi>
        </msub>
        <mi>ϕ</mi>
      </mfrac>
    </mrow>
    <annotation encoding="StarMath 5.0">R_{ m }= U_{ m }  over {%iphi} </annotation>
  </semantics>
</math>
</file>

<file path=Object 15/content.xml><?xml version="1.0" encoding="utf-8"?>
<math xmlns="http://www.w3.org/1998/Math/MathML" display="block">
  <semantics>
    <mrow>
      <msub>
        <mi>R</mi>
        <mi>m</mi>
      </msub>
      <mo stretchy="false">=</mo>
      <mrow>
        <mfrac>
          <mn>1</mn>
          <mi>μ</mi>
        </mfrac>
        <mo stretchy="false">⋅</mo>
        <mfrac>
          <mi>l</mi>
          <mi>S</mi>
        </mfrac>
      </mrow>
    </mrow>
    <annotation encoding="StarMath 5.0">R_{ m } = {{1} over {%imu} } cdot {{l} over {S}}</annotation>
  </semantics>
</math>
</file>

<file path=Object 16/content.xml><?xml version="1.0" encoding="utf-8"?>
<math xmlns="http://www.w3.org/1998/Math/MathML" display="block">
  <semantics>
    <mrow>
      <mrow>
        <mo fence="true" form="prefix" stretchy="false">[</mo>
        <mrow>
          <msub>
            <mi>R</mi>
            <mi>m</mi>
          </msub>
        </mrow>
        <mo fence="true" form="postfix" stretchy="false">]</mo>
      </mrow>
      <mo stretchy="false">=</mo>
      <msup>
        <mi mathvariant="italic">Henry</mi>
        <mrow>
          <mo stretchy="false">−</mo>
          <mn>1</mn>
        </mrow>
      </msup>
    </mrow>
    <annotation encoding="StarMath 5.0">[ R_{m} ]=Henry^-1</annotation>
  </semantics>
</math>
</file>

<file path=Object 17/content.xml><?xml version="1.0" encoding="utf-8"?>
<math xmlns="http://www.w3.org/1998/Math/MathML" display="block">
  <semantics>
    <mrow>
      <mi>G</mi>
      <mo stretchy="false">=</mo>
      <mfrac>
        <mi>ϕ</mi>
        <msub>
          <mi>U</mi>
          <mi>m</mi>
        </msub>
      </mfrac>
    </mrow>
    <annotation encoding="StarMath 5.0">G={ %iphi }over U_{ m }
</annotation>
  </semantics>
</math>
</file>

<file path=Object 18/content.xml><?xml version="1.0" encoding="utf-8"?>
<math xmlns="http://www.w3.org/1998/Math/MathML" display="block">
  <semantics>
    <mrow>
      <mi>G</mi>
      <mo stretchy="false">=</mo>
      <mfrac>
        <mi>μ</mi>
        <mi>l</mi>
      </mfrac>
    </mrow>
    <annotation encoding="StarMath 5.0">G ={ %imu }over{ l }</annotation>
  </semantics>
</math>
</file>

<file path=Object 19/content.xml><?xml version="1.0" encoding="utf-8"?>
<math xmlns="http://www.w3.org/1998/Math/MathML" display="block">
  <semantics>
    <mrow>
      <mrow>
        <mo fence="true" form="prefix" stretchy="false">[</mo>
        <mrow>
          <mi>G</mi>
        </mrow>
        <mo fence="true" form="postfix" stretchy="false">]</mo>
      </mrow>
      <mo stretchy="false">=</mo>
      <mi mathvariant="italic">Henry</mi>
    </mrow>
    <annotation encoding="StarMath 5.0">[ G ]=Henry
</annotation>
  </semantics>
</math>
</file>

<file path=Object 2/content.xml><?xml version="1.0" encoding="utf-8"?>
<math xmlns="http://www.w3.org/1998/Math/MathML" display="block">
  <semantics>
    <mrow>
      <msub>
        <mi>F</mi>
        <mi>m</mi>
      </msub>
      <mo stretchy="false">=</mo>
      <mrow>
        <mi>N</mi>
        <mo stretchy="false">⋅</mo>
        <mi>I</mi>
      </mrow>
    </mrow>
    <annotation encoding="StarMath 5.0">F_{m}=N cdot I </annotation>
  </semantics>
</math>
</file>

<file path=Object 20/content.xml><?xml version="1.0" encoding="utf-8"?>
<math xmlns="http://www.w3.org/1998/Math/MathML" display="block">
  <semantics>
    <mrow>
      <mi>F</mi>
      <mo stretchy="false">=</mo>
      <mrow>
        <mi>B</mi>
        <mo stretchy="false">⋅</mo>
        <mi>I</mi>
        <mo stretchy="false">⋅</mo>
        <mi>l</mi>
      </mrow>
    </mrow>
    <annotation encoding="StarMath 5.0">F={{B} cdot {{I}} cdot {l}}</annotation>
  </semantics>
</math>
</file>

<file path=Object 21/content.xml><?xml version="1.0" encoding="utf-8"?>
<math xmlns="http://www.w3.org/1998/Math/MathML" display="block">
  <semantics>
    <mrow>
      <mrow>
        <mo fence="true" form="prefix" stretchy="false">[</mo>
        <mrow>
          <mi>F</mi>
        </mrow>
        <mo fence="true" form="postfix" stretchy="false">]</mo>
      </mrow>
      <mo stretchy="false">=</mo>
      <mi mathvariant="italic">Newton</mi>
    </mrow>
    <annotation encoding="StarMath 5.0">[ F ] = Newton</annotation>
  </semantics>
</math>
</file>

<file path=Object 22/content.xml><?xml version="1.0" encoding="utf-8"?>
<math xmlns="http://www.w3.org/1998/Math/MathML" display="block">
  <semantics>
    <mrow>
      <mi>H</mi>
      <mo stretchy="false">=</mo>
      <mfrac>
        <msub>
          <mi>F</mi>
          <mi>m</mi>
        </msub>
        <mi>l</mi>
      </mfrac>
    </mrow>
    <annotation encoding="StarMath 5.0">H={F_{ m }} over { l }</annotation>
  </semantics>
</math>
</file>

<file path=Object 23/content.xml><?xml version="1.0" encoding="utf-8"?>
<math xmlns="http://www.w3.org/1998/Math/MathML" display="block">
  <semantics>
    <mrow>
      <mi>H</mi>
      <mo stretchy="false">=</mo>
      <mfrac>
        <mi>l</mi>
        <mrow>
          <mn>2</mn>
          <mo stretchy="false">⋅</mo>
          <mi>π</mi>
          <mo stretchy="false">⋅</mo>
          <mi>a</mi>
        </mrow>
      </mfrac>
    </mrow>
    <annotation encoding="StarMath 5.0">H={ l } over{ {2}cdot{%ipi}cdot {a} }</annotation>
  </semantics>
</math>
</file>

<file path=Object 24/content.xml><?xml version="1.0" encoding="utf-8"?>
<math xmlns="http://www.w3.org/1998/Math/MathML" display="block">
  <semantics>
    <mrow>
      <mrow>
        <mo fence="true" form="prefix" stretchy="false">[</mo>
        <mrow>
          <mi>H</mi>
        </mrow>
        <mo fence="true" form="postfix" stretchy="false">]</mo>
      </mrow>
      <mo stretchy="false">=</mo>
      <mrow>
        <mi>A</mi>
        <mo stretchy="false">⋅</mo>
        <msup>
          <mi>m</mi>
          <mrow>
            <mo stretchy="false">−</mo>
            <mn>1</mn>
          </mrow>
        </msup>
      </mrow>
    </mrow>
    <annotation encoding="StarMath 5.0">[ H] = A cdot m^-1</annotation>
  </semantics>
</math>
</file>

<file path=Object 25/content.xml><?xml version="1.0" encoding="utf-8"?>
<math xmlns="http://www.w3.org/1998/Math/MathML" display="block">
  <semantics>
    <mrow>
      <mi>ϕ</mi>
      <mo stretchy="false">=</mo>
      <mrow>
        <mi>μ</mi>
        <mo stretchy="false">⋅</mo>
        <mi>H</mi>
        <mo stretchy="false">⋅</mo>
        <mi>S</mi>
      </mrow>
    </mrow>
    <annotation encoding="StarMath 5.0">%iphi=%imu cdot H cdot S</annotation>
  </semantics>
</math>
</file>

<file path=Object 26/content.xml><?xml version="1.0" encoding="utf-8"?>
<math xmlns="http://www.w3.org/1998/Math/MathML" display="block">
  <semantics>
    <mrow>
      <mi>ϕ</mi>
      <mo stretchy="false">=</mo>
      <mrow>
        <msub>
          <mi>G</mi>
          <mi>m</mi>
        </msub>
        <mo stretchy="false">⋅</mo>
        <msub>
          <mi>U</mi>
          <mi>m</mi>
        </msub>
      </mrow>
    </mrow>
    <annotation encoding="StarMath 5.0">%iphi = G_{ m } cdot U_{ m }</annotation>
  </semantics>
</math>
</file>

<file path=Object 27/content.xml><?xml version="1.0" encoding="utf-8"?>
<math xmlns="http://www.w3.org/1998/Math/MathML" display="block">
  <semantics>
    <mrow>
      <mi>ϕ</mi>
      <mo stretchy="false">=</mo>
      <mrow>
        <mi>μ</mi>
        <mo stretchy="false">⋅</mo>
        <mfrac>
          <mi>S</mi>
          <mi>l</mi>
        </mfrac>
        <mo stretchy="false">⋅</mo>
        <msub>
          <mi>F</mi>
          <mi>m</mi>
        </msub>
      </mrow>
    </mrow>
    <annotation encoding="StarMath 5.0">%iphi ={%imu} cdot { S over l } cdot F_{ m }</annotation>
  </semantics>
</math>
</file>

<file path=Object 3/content.xml><?xml version="1.0" encoding="utf-8"?>
<math xmlns="http://www.w3.org/1998/Math/MathML" display="block">
  <semantics>
    <mrow>
      <mrow>
        <mo fence="true" form="prefix" stretchy="false">[</mo>
        <mrow>
          <msub>
            <mi>F</mi>
            <mi>m</mi>
          </msub>
        </mrow>
        <mo fence="true" form="postfix" stretchy="false">]</mo>
      </mrow>
      <mo stretchy="false">=</mo>
      <mi mathvariant="italic">Amper</mi>
    </mrow>
    <annotation encoding="StarMath 5.0">[F_{m}]= Amper</annotation>
  </semantics>
</math>
</file>

<file path=Object 4/content.xml><?xml version="1.0" encoding="utf-8"?>
<math xmlns="http://www.w3.org/1998/Math/MathML" display="block">
  <semantics>
    <mrow>
      <mi>H</mi>
      <mo stretchy="false">=</mo>
      <mfrac>
        <mi>l</mi>
        <mrow>
          <mn>2</mn>
          <mo stretchy="false">⋅</mo>
          <mi>π</mi>
          <mo stretchy="false">⋅</mo>
          <mi>a</mi>
        </mrow>
      </mfrac>
    </mrow>
    <annotation encoding="StarMath 5.0">H= {l} over {2 cdot %pi cdot a}  </annotation>
  </semantics>
</math>
</file>

<file path=Object 5/content.xml><?xml version="1.0" encoding="utf-8"?>
<math xmlns="http://www.w3.org/1998/Math/MathML" display="block">
  <semantics>
    <mrow>
      <mi>H</mi>
      <mo stretchy="false">=</mo>
      <mfrac>
        <msub>
          <mi>F</mi>
          <mi>m</mi>
        </msub>
        <mi>l</mi>
      </mfrac>
    </mrow>
    <annotation encoding="StarMath 5.0">H= {F_{m}} over {l} </annotation>
  </semantics>
</math>
</file>

<file path=Object 6/content.xml><?xml version="1.0" encoding="utf-8"?>
<math xmlns="http://www.w3.org/1998/Math/MathML" display="block">
  <semantics>
    <mrow>
      <mrow>
        <mo fence="true" form="prefix" stretchy="false">[</mo>
        <mrow>
          <mi>H</mi>
        </mrow>
        <mo fence="true" form="postfix" stretchy="false">]</mo>
      </mrow>
      <mo stretchy="false">=</mo>
      <mfrac>
        <mi>A</mi>
        <mi>m</mi>
      </mfrac>
    </mrow>
    <annotation encoding="StarMath 5.0">[ H ]= {A} over {m} </annotation>
  </semantics>
</math>
</file>

<file path=Object 7/content.xml><?xml version="1.0" encoding="utf-8"?>
<math xmlns="http://www.w3.org/1998/Math/MathML" display="block">
  <semantics>
    <mrow>
      <mi>B</mi>
      <mo stretchy="false">=</mo>
      <mrow>
        <mi>μ</mi>
        <mo stretchy="false">⋅</mo>
        <mi>H</mi>
      </mrow>
    </mrow>
    <annotation encoding="StarMath 5.0">B= %imu cdot H </annotation>
  </semantics>
</math>
</file>

<file path=Object 8/content.xml><?xml version="1.0" encoding="utf-8"?>
<math xmlns="http://www.w3.org/1998/Math/MathML" display="block">
  <semantics>
    <mrow>
      <mrow>
        <mo fence="true" form="prefix" stretchy="false">[</mo>
        <mrow>
          <mi>B</mi>
        </mrow>
        <mo fence="true" form="postfix" stretchy="false">]</mo>
      </mrow>
      <mo stretchy="false">=</mo>
      <mi mathvariant="italic">Tesla</mi>
    </mrow>
    <annotation encoding="StarMath 5.0">[ B ] = Tesla</annotation>
  </semantics>
</math>
</file>

<file path=Object 9/content.xml><?xml version="1.0" encoding="utf-8"?>
<math xmlns="http://www.w3.org/1998/Math/MathML" display="block">
  <semantics>
    <mrow>
      <msub>
        <mi>μ</mi>
        <mn>0</mn>
      </msub>
      <mo stretchy="false">=</mo>
      <mrow>
        <mn>4</mn>
        <mo stretchy="false">⋅</mo>
        <mi>π</mi>
        <mo stretchy="false">⋅</mo>
        <msup>
          <mn>10</mn>
          <mn>7</mn>
        </msup>
      </mrow>
    </mrow>
    <annotation encoding="StarMath 5.0">%imu_{0} = 4 cdot %ipi cdot 10^{ 7 }</annotation>
  </semantics>
</math>
</file>